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color="#c01238" fo:font-size="8pt" style:font-size-asian="8pt" style:font-size-complex="8pt"/>
    </style:style>
    <style:style style:name="P3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text-properties fo:color="#c01238" fo:font-size="7pt" style:font-size-asian="7pt" style:font-size-complex="7pt"/>
    </style:style>
    <style:style style:name="P5" style:family="paragraph">
      <style:text-properties fo:color="#c01238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P6" style:family="paragraph">
      <style:text-properties fo:color="#c01238" fo:font-size="6pt" style:font-size-asian="6pt" style:font-size-complex="6pt"/>
    </style:style>
    <style:style style:name="P7" style:family="paragraph">
      <style:text-properties fo:color="#c01238" fo:font-family="'DejaVu Sans Mono'" style:font-family-generic="modern" style:font-pitch="fixed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c01238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T3" style:family="text">
      <style:text-properties fo:color="#c01238" fo:font-family="'DejaVu Sans Mono'" style:font-family-generic="modern" style:font-pitch="fixed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76cm" svg:x="10.425cm" svg:y="3.92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2cm" svg:height="1.76cm" svg:x="13.925cm" svg:y="3.915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2cm" svg:height="1.76cm" svg:x="7.55cm" svg:y="2.6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1cm" svg:height="1.38cm" svg:x="4.1cm" svg:y="3.15cm">
          <draw:image xlink:href="Pictures/200000CC00001FF800002C19B9D5C6C1.svm" xlink:type="simple" xlink:show="embed" xlink:actuate="onLoad">
            <text:p/>
          </draw:image>
        </draw:frame>
        <draw:frame draw:style-name="gr2" draw:text-style-name="P1" draw:layer="layout" svg:width="1.5cm" svg:height="0.37cm" svg:x="12.55cm" svg:y="4.8cm">
          <draw:image xlink:href="Pictures/1000020100000138000000D80BDA3376.png" xlink:type="simple" xlink:show="embed" xlink:actuate="onLoad">
            <text:p/>
          </draw:image>
        </draw:frame>
        <draw:frame draw:style-name="gr1" draw:text-style-name="P1" draw:layer="layout" svg:width="1.5cm" svg:height="1.13cm" svg:x="3.975cm" svg:y="5.725cm">
          <draw:image xlink:href="Pictures/20000D4500006E3E000052F86BF85899.svm" xlink:type="simple" xlink:show="embed" xlink:actuate="onLoad">
            <text:p/>
          </draw:image>
        </draw:frame>
        <draw:line draw:style-name="gr3" draw:text-style-name="P1" draw:layer="layout" svg:x1="9.05cm" svg:y1="5.8cm" svg:x2="9.675cm" svg:y2="5.05cm">
          <text:p/>
        </draw:line>
        <draw:frame draw:style-name="gr2" draw:text-style-name="P1" draw:layer="layout" svg:width="1.5cm" svg:height="0.37cm" svg:x="8.95cm" svg:y="4.8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1" draw:layer="layout" svg:width="1.5cm" svg:height="0.37cm" svg:x="5.508cm" svg:y="3.558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1" draw:layer="layout" svg:width="1.5cm" svg:height="0.37cm" svg:x="5.95cm" svg:y="6.1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1" draw:layer="layout" svg:width="1.5cm" svg:height="0.37cm" svg:x="6.65cm" svg:y="4.8cm">
          <draw:image xlink:href="Pictures/1000020100000138000000D80BDA3376.png" xlink:type="simple" xlink:show="embed" xlink:actuate="onLoad">
            <text:p/>
          </draw:image>
        </draw:frame>
        <draw:line draw:style-name="gr3" draw:text-style-name="P1" draw:layer="layout" svg:x1="6.925cm" svg:y1="6.3cm" svg:x2="7.925cm" svg:y2="6.3cm">
          <text:p/>
        </draw:line>
        <draw:line draw:style-name="gr3" draw:text-style-name="P1" draw:layer="layout" svg:x1="5.225cm" svg:y1="6.3cm" svg:x2="6.6cm" svg:y2="6.3cm">
          <text:p/>
        </draw:line>
        <draw:line draw:style-name="gr3" draw:text-style-name="P1" draw:layer="layout" svg:x1="5.05cm" svg:y1="4.05cm" svg:x2="7.3cm" svg:y2="5.05cm">
          <text:p/>
        </draw:line>
        <draw:frame draw:style-name="gr4" draw:text-style-name="P1" draw:layer="layout" svg:width="1.999cm" svg:height="1.318cm" svg:x="7.551cm" svg:y="5.596cm">
          <draw:image xlink:href="Pictures/2000003F000019F8000016E1B25DA732.svm" xlink:type="simple" xlink:show="embed" xlink:actuate="onLoad">
            <text:p/>
          </draw:image>
        </draw:frame>
        <draw:line draw:style-name="gr3" draw:text-style-name="P1" draw:layer="layout" svg:x1="9.05cm" svg:y1="4.175cm" svg:x2="9.8cm" svg:y2="5.05cm">
          <text:p/>
        </draw:line>
        <draw:line draw:style-name="gr3" draw:text-style-name="P1" draw:layer="layout" svg:x1="13.55cm" svg:y1="5.05cm" svg:x2="14.425cm" svg:y2="5.05cm">
          <text:p/>
        </draw:line>
        <draw:line draw:style-name="gr3" draw:text-style-name="P1" draw:layer="layout" svg:x1="9.925cm" svg:y1="5.05cm" svg:x2="10.8cm" svg:y2="5.05cm">
          <text:p/>
        </draw:line>
        <draw:line draw:style-name="gr3" draw:text-style-name="P1" draw:layer="layout" svg:x1="12.175cm" svg:y1="5.05cm" svg:x2="13.3cm" svg:y2="5.05cm">
          <text:p/>
        </draw:line>
        <draw:frame draw:style-name="gr5" draw:text-style-name="P3" draw:layer="layout" svg:width="0.841cm" svg:height="0.581cm" svg:x="13.3cm" svg:y="4.425cm">
          <draw:text-box>
            <text:p text:style-name="P2"><text:span text:style-name="T1">p1</text:span></text:p>
          </draw:text-box>
        </draw:frame>
        <draw:frame draw:style-name="gr5" draw:text-style-name="P3" draw:layer="layout" svg:width="0.841cm" svg:height="0.581cm" svg:x="12.584cm" svg:y="4.425cm">
          <draw:text-box>
            <text:p text:style-name="P2"><text:span text:style-name="T1">p2</text:span></text:p>
          </draw:text-box>
        </draw:frame>
        <draw:frame draw:style-name="gr5" draw:text-style-name="P3" draw:layer="layout" svg:width="0.841cm" svg:height="0.581cm" svg:x="9.8cm" svg:y="4.425cm">
          <draw:text-box>
            <text:p text:style-name="P2"><text:span text:style-name="T1">p3</text:span></text:p>
          </draw:text-box>
        </draw:frame>
        <draw:frame draw:style-name="gr5" draw:text-style-name="P3" draw:layer="layout" svg:width="0.841cm" svg:height="0.581cm" svg:x="9.351cm" svg:y="5.001cm">
          <draw:text-box>
            <text:p text:style-name="P2"><text:span text:style-name="T1">p4</text:span></text:p>
          </draw:text-box>
        </draw:frame>
        <draw:frame draw:style-name="gr5" draw:text-style-name="P5" draw:layer="layout" svg:width="0.798cm" svg:height="0.539cm" svg:x="6.752cm" svg:y="5.761cm">
          <draw:text-box>
            <text:p text:style-name="P4"><text:span text:style-name="T2">p5</text:span></text:p>
          </draw:text-box>
        </draw:frame>
        <draw:frame draw:style-name="gr5" draw:text-style-name="P5" draw:layer="layout" svg:width="0.798cm" svg:height="0.539cm" svg:x="7.034cm" svg:y="5.025cm">
          <draw:text-box>
            <text:p text:style-name="P4"><text:span text:style-name="T2">p6</text:span></text:p>
          </draw:text-box>
        </draw:frame>
        <draw:frame draw:style-name="gr5" draw:text-style-name="P5" draw:layer="layout" svg:width="0.798cm" svg:height="0.539cm" svg:x="8.811cm" svg:y="4.458cm">
          <draw:text-box>
            <text:p text:style-name="P4"><text:span text:style-name="T2">p7</text:span></text:p>
          </draw:text-box>
        </draw:frame>
        <draw:line draw:style-name="gr3" draw:text-style-name="P1" draw:layer="layout" svg:x1="6.425cm" svg:y1="3.8cm" svg:x2="7.925cm" svg:y2="3.8cm">
          <text:p/>
        </draw:line>
        <draw:frame draw:style-name="gr5" draw:text-style-name="P5" draw:layer="layout" svg:width="0.798cm" svg:height="0.539cm" svg:x="6.3cm" svg:y="3.175cm">
          <draw:text-box>
            <text:p text:style-name="P4"><text:span text:style-name="T2">p8</text:span></text:p>
          </draw:text-box>
        </draw:frame>
        <draw:frame draw:style-name="gr5" draw:text-style-name="P5" draw:layer="layout" svg:width="0.798cm" svg:height="0.539cm" svg:x="7.035cm" svg:y="4.426cm">
          <draw:text-box draw:corner-radius="0.015cm">
            <text:p text:style-name="P4"><text:span text:style-name="T2">p9</text:span></text:p>
          </draw:text-box>
        </draw:frame>
        <draw:frame draw:style-name="gr5" draw:text-style-name="P5" draw:layer="layout" svg:width="0.947cm" svg:height="0.539cm" svg:x="5.853cm" svg:y="5.761cm">
          <draw:text-box>
            <text:p text:style-name="P4"><text:span text:style-name="T2">p10</text:span></text:p>
          </draw:text-box>
        </draw:frame>
        <draw:frame draw:style-name="gr5" draw:text-style-name="P5" draw:layer="layout" svg:width="0.947cm" svg:height="0.539cm" svg:x="6.035cm" svg:y="4.721cm">
          <draw:text-box>
            <text:p text:style-name="P4"><text:span text:style-name="T2">p11</text:span></text:p>
          </draw:text-box>
        </draw:frame>
        <draw:custom-shape draw:style-name="gr6" draw:text-style-name="P1" draw:layer="layout" svg:width="2.75cm" svg:height="0.875cm" svg:x="11.925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64cm" svg:height="0.497cm" svg:x="12.685cm" svg:y="5.326cm">
          <draw:text-box>
            <text:p text:style-name="P6"><text:span text:style-name="T3">VLAN 1</text:span></text:p>
          </draw:text-box>
        </draw:frame>
        <draw:line draw:style-name="gr3" draw:text-style-name="P1" draw:layer="layout" svg:x1="8.164cm" svg:y1="4.143cm" svg:x2="7.414cm" svg:y2="5.018cm">
          <text:p/>
        </draw:line>
        <draw:line draw:style-name="gr3" draw:text-style-name="P1" draw:layer="layout" svg:x1="8.175cm" svg:y1="5.8cm" svg:x2="7.55cm" svg:y2="5.05cm">
          <text:p/>
        </draw:line>
        <draw:custom-shape draw:style-name="gr6" draw:text-style-name="P1" draw:layer="layout" svg:width="2.25cm" svg:height="0.875cm" svg:x="8.8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64cm" svg:height="0.497cm" svg:x="9.385cm" svg:y="5.327cm">
          <draw:text-box>
            <text:p text:style-name="P6"><text:span text:style-name="T3">VLAN 2</text:span></text:p>
          </draw:text-box>
        </draw:frame>
        <draw:frame draw:style-name="gr5" draw:text-style-name="P7" draw:layer="layout" svg:width="1.264cm" svg:height="0.497cm" svg:x="6.011cm" svg:y="6.578cm">
          <draw:text-box>
            <text:p text:style-name="P6"><text:span text:style-name="T3">VLAN 3</text:span></text:p>
          </draw:text-box>
        </draw:frame>
        <draw:custom-shape draw:style-name="gr6" draw:text-style-name="P1" draw:layer="layout" svg:width="2.5cm" svg:height="0.875cm" svg:x="5.5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45cm" svg:height="0.875cm" svg:x="5.55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64cm" svg:height="0.497cm" svg:x="6.036cm" svg:y="5.303cm">
          <draw:text-box>
            <text:p text:style-name="P6"><text:span text:style-name="T3">VLAN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3T22:54:57</dc:date>
    <meta:editing-duration>PT3H57M29S</meta:editing-duration>
    <meta:editing-cycles>6</meta:editing-cycles>
    <meta:generator>LibreOffice/3.3$Unix LibreOffice_project/330m19$Build-8</meta:generator>
    <meta:document-statistic meta:object-count="41"/>
  </office:meta>
</office:document-meta>
</file>